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9.54mm"/>
    </style:style>
    <style:style style:name="co4" style:family="table-column">
      <style:table-column-properties fo:break-before="auto" style:column-width="10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6.33mm" svg:height="155.79mm" svg:x="39.34mm" svg:y="93.42mm">
            <draw:object draw:notify-on-update-of-ranges="Sheet1.B2:Sheet1.AN2 Sheet1.A3:Sheet1.A3 Sheet1.B3:Sheet1.AN3 Sheet1.B2:Sheet1.AN2 Sheet1.A4:Sheet1.A4 Sheet1.B4:Sheet1.AN4 Sheet1.B2:Sheet1.AN2 Sheet1.A5:Sheet1.A5 Sheet1.B5:Sheet1.AN5 Sheet1.B2:Sheet1.AN2 Sheet1.A6:Sheet1.A6 Sheet1.B6:Sheet1.AN6 Sheet1.B2:Sheet1.AN2 Sheet1.A7:Sheet1.A7 Sheet1.B7:Sheet1.AN7 Sheet1.B2:Sheet1.AN2 Sheet1.A8:Sheet1.A8 Sheet1.B8:Sheet1.AN8 Sheet1.B2:Sheet1.AN2 Sheet1.A9:Sheet1.A9 Sheet1.B9:Sheet1.AN9 Sheet1.B2:Sheet1.AN2 Sheet1.A10:Sheet1.A10 Sheet1.B10:Sheet1.AN10 Sheet1.B2:Sheet1.AN2 Sheet1.A11:Sheet1.A11 Sheet1.B11:Sheet1.AN11 Sheet1.B2:Sheet1.AN2 Sheet1.A12:Sheet1.A12 Sheet1.B12:Sheet1.AN12 Sheet1.B2:Sheet1.AN2 Sheet1.A13:Sheet1.A13 Sheet1.B13:Sheet1.AN13 Sheet1.B2:Sheet1.AN2 Sheet1.A14:Sheet1.A14 Sheet1.B14:Sheet1.AN14 Sheet1.B2:Sheet1.AN2 Sheet1.A15:Sheet1.A15 Sheet1.B15:Sheet1.AN15 Sheet1.B2:Sheet1.AN2 Sheet1.A16:Sheet1.A16 Sheet1.B16:Sheet1.AN16 Sheet1.B2:Sheet1.AN2 Sheet1.A17:Sheet1.A17 Sheet1.B17:Sheet1.AN17 Sheet1.B2:Sheet1.AN2 Sheet1.A18:Sheet1.A18 Sheet1.B18:Sheet1.AN18 Sheet1.B2:Sheet1.AN2 Sheet1.A19:Sheet1.A19 Sheet1.B19:Sheet1.AN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so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occhio DX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occhio S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-0.02" calcext:value-type="float">
            <text:p>-0,0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  <table:table-cell office:value-type="float" office:value="0.06" calcext:value-type="float">
            <text:p>0,06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orecchio D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orecchio S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spalla DX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spalla S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gomito D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gomito S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polso D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office:value-type="float" office:value="1.65" calcext:value-type="float">
            <text:p>1,65</text:p>
          </table:table-cell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olso SX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anca DX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anca S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ginocchio D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ginocchio SX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caviglia D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-0.3" calcext:value-type="float">
            <text:p>-0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caviglia SX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9:47:41.948827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2:14:56.492687675</meta:creation-date>
    <dc:date>2020-03-03T09:57:35.985799531</dc:date>
    <meta:editing-duration>PT13H55M23S</meta:editing-duration>
    <meta:editing-cycles>2</meta:editing-cycles>
    <meta:generator>LibreOffice/6.0.1.1$MacOSX_X86_64 LibreOffice_project/60bfb1526849283ce2491346ed2aa51c465abfe6</meta:generator>
    <meta:document-statistic meta:table-count="1" meta:cell-count="7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634cm" svg:height="15.58cm" xlink:href=".." xlink:type="simple" chart:class="chart:scatter" chart:style-name="ch1">
        <chart:legend svg:x="1.783cm" svg:y="0.838cm" style:legend-expansion="custom" chartooo:width="7.467cm" chartooo:height="6.268cm" style:legend-expansion-aspect-ratio="1.19128908742821" chart:style-name="ch2"/>
        <chart:plot-area chart:style-name="ch3" table:cell-range-address="Sheet1.B2:Sheet1.AN19 Sheet1.A3:Sheet1.A19" chart:data-source-has-labels="column" svg:x="0.679cm" svg:y="0.399cm" svg:width="31.328cm" svg:height="14.661cm">
          <chartooo:coordinate-region svg:x="1.507cm" svg:y="0.597cm" svg:width="30.314cm" svg:height="14.266cm"/>
          <chart:axis chart:dimension="x" chart:name="primary-x" chart:style-name="ch4">
            <chart:title svg:x="15.689cm" svg:y="14.864cm" chart:style-name="ch5">
              <text:p>tempo</text:p>
            </chart:title>
          </chart:axis>
          <chart:axis chart:dimension="y" chart:name="primary-y" chart:style-name="ch4">
            <chart:title svg:x="0cm" svg:y="9.479cm" chart:style-name="ch6">
              <text:p>distanza cumulata</text:p>
            </chart:title>
            <chart:grid chart:style-name="ch7" chart:class="major"/>
          </chart:axis>
          <chart:series chart:style-name="ch8" chart:values-cell-range-address="Sheet1.B3:Sheet1.AN3" chart:label-cell-address="Sheet1.A3:Sheet1.A3" chart:class="chart:scatter">
            <chart:domain table:cell-range-address="Sheet1.B2:Sheet1.AN2"/>
            <chart:data-point chart:repeated="39"/>
          </chart:series>
          <chart:series chart:style-name="ch9" chart:values-cell-range-address="Sheet1.B4:Sheet1.AN4" chart:label-cell-address="Sheet1.A4:Sheet1.A4" chart:class="chart:scatter">
            <chart:data-point chart:repeated="39"/>
          </chart:series>
          <chart:series chart:style-name="ch10" chart:values-cell-range-address="Sheet1.B5:Sheet1.AN5" chart:label-cell-address="Sheet1.A5:Sheet1.A5" chart:class="chart:scatter">
            <chart:data-point chart:repeated="39"/>
          </chart:series>
          <chart:series chart:style-name="ch11" chart:values-cell-range-address="Sheet1.B6:Sheet1.AN6" chart:label-cell-address="Sheet1.A6:Sheet1.A6" chart:class="chart:scatter">
            <chart:data-point chart:repeated="39"/>
          </chart:series>
          <chart:series chart:style-name="ch12" chart:values-cell-range-address="Sheet1.B7:Sheet1.AN7" chart:label-cell-address="Sheet1.A7:Sheet1.A7" chart:class="chart:scatter">
            <chart:data-point chart:repeated="39"/>
          </chart:series>
          <chart:series chart:style-name="ch13" chart:values-cell-range-address="Sheet1.B8:Sheet1.AN8" chart:label-cell-address="Sheet1.A8:Sheet1.A8" chart:class="chart:scatter">
            <chart:data-point chart:repeated="39"/>
          </chart:series>
          <chart:series chart:style-name="ch14" chart:values-cell-range-address="Sheet1.B9:Sheet1.AN9" chart:label-cell-address="Sheet1.A9:Sheet1.A9" chart:class="chart:scatter">
            <chart:data-point chart:repeated="39"/>
          </chart:series>
          <chart:series chart:style-name="ch15" chart:values-cell-range-address="Sheet1.B10:Sheet1.AN10" chart:label-cell-address="Sheet1.A10:Sheet1.A10" chart:class="chart:scatter">
            <chart:data-point chart:repeated="39"/>
          </chart:series>
          <chart:series chart:style-name="ch16" chart:values-cell-range-address="Sheet1.B11:Sheet1.AN11" chart:label-cell-address="Sheet1.A11:Sheet1.A11" chart:class="chart:scatter">
            <chart:data-point chart:repeated="39"/>
          </chart:series>
          <chart:series chart:style-name="ch17" chart:values-cell-range-address="Sheet1.B12:Sheet1.AN12" chart:label-cell-address="Sheet1.A12:Sheet1.A12" chart:class="chart:scatter">
            <chart:data-point chart:repeated="39"/>
          </chart:series>
          <chart:series chart:style-name="ch18" chart:values-cell-range-address="Sheet1.B13:Sheet1.AN13" chart:label-cell-address="Sheet1.A13:Sheet1.A13" chart:class="chart:scatter">
            <chart:data-point chart:repeated="39"/>
          </chart:series>
          <chart:series chart:style-name="ch19" chart:values-cell-range-address="Sheet1.B14:Sheet1.AN14" chart:label-cell-address="Sheet1.A14:Sheet1.A14" chart:class="chart:scatter">
            <chart:data-point chart:repeated="39"/>
          </chart:series>
          <chart:series chart:style-name="ch20" chart:values-cell-range-address="Sheet1.B15:Sheet1.AN15" chart:label-cell-address="Sheet1.A15:Sheet1.A15" chart:class="chart:scatter">
            <chart:data-point chart:repeated="39"/>
          </chart:series>
          <chart:series chart:style-name="ch21" chart:values-cell-range-address="Sheet1.B16:Sheet1.AN16" chart:label-cell-address="Sheet1.A16:Sheet1.A16" chart:class="chart:scatter">
            <chart:data-point chart:repeated="39"/>
          </chart:series>
          <chart:series chart:style-name="ch22" chart:values-cell-range-address="Sheet1.B17:Sheet1.AN17" chart:label-cell-address="Sheet1.A17:Sheet1.A17" chart:class="chart:scatter">
            <chart:data-point chart:repeated="39"/>
          </chart:series>
          <chart:series chart:style-name="ch23" chart:values-cell-range-address="Sheet1.B18:Sheet1.AN18" chart:label-cell-address="Sheet1.A18:Sheet1.A18" chart:class="chart:scatter">
            <chart:data-point chart:repeated="39"/>
          </chart:series>
          <chart:series chart:style-name="ch24" chart:values-cell-range-address="Sheet1.B19:Sheet1.AN19" chart:label-cell-address="Sheet1.A19:Sheet1.A19" chart:class="chart:scatter">
            <chart:data-point chart:repeated="3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AN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naso</text:p>
                <draw:g>
                  <svg:desc>Sheet1.A3:Sheet1.A3</svg:desc>
                </draw:g>
              </table:table-cell>
              <table:table-cell office:value-type="float" office:value="0.1">
                <text:p>0.1</text:p>
                <draw:g>
                  <svg:desc>Sheet1.B3:Sheet1.AN3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occhio DX</text:p>
                <draw:g>
                  <svg:desc>Sheet1.A4:Sheet1.A4</svg:desc>
                </draw:g>
              </table:table-cell>
              <table:table-cell office:value-type="float" office:value="0.3">
                <text:p>0.3</text:p>
                <draw:g>
                  <svg:desc>Sheet1.B4:Sheet1.AN4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occhio SX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AN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  <table:table-cell office:value-type="float" office:value="0.06">
                <text:p>0.0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orecchio DX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AN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orecchio SX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AN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spalla DX</text:p>
                <draw:g>
                  <svg:desc>Sheet1.A8:Sheet1.A8</svg:desc>
                </draw:g>
              </table:table-cell>
              <table:table-cell office:value-type="float" office:value="0.1">
                <text:p>0.1</text:p>
                <draw:g>
                  <svg:desc>Sheet1.B8:Sheet1.AN8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spalla SX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AN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6">
                <text:p>0.06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gomito DX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AN1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gomito SX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AN1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polso DX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AN1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polso SX</text:p>
                <draw:g>
                  <svg:desc>Sheet1.A13:Sheet1.A13</svg:desc>
                </draw:g>
              </table:table-cell>
              <table:table-cell office:value-type="float" office:value="0.1">
                <text:p>0.1</text:p>
                <draw:g>
                  <svg:desc>Sheet1.B13:Sheet1.AN1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anca DX</text:p>
                <draw:g>
                  <svg:desc>Sheet1.A14:Sheet1.A14</svg:desc>
                </draw:g>
              </table:table-cell>
              <table:table-cell office:value-type="float" office:value="0.1">
                <text:p>0.1</text:p>
                <draw:g>
                  <svg:desc>Sheet1.B14:Sheet1.AN14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anca SX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AN1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ginocchio DX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AN1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ginocchio SX</text:p>
                <draw:g>
                  <svg:desc>Sheet1.A17:Sheet1.A17</svg:desc>
                </draw:g>
              </table:table-cell>
              <table:table-cell office:value-type="float" office:value="0.1">
                <text:p>0.1</text:p>
                <draw:g>
                  <svg:desc>Sheet1.B17:Sheet1.AN1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caviglia DX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B18:Sheet1.AN18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caviglia SX</text:p>
                <draw:g>
                  <svg:desc>Sheet1.A19:Sheet1.A19</svg:desc>
                </draw:g>
              </table:table-cell>
              <table:table-cell office:value-type="float" office:value="0.1">
                <text:p>0.1</text:p>
                <draw:g>
                  <svg:desc>Sheet1.B19:Sheet1.AN1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